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9363f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<text:span text:style-name="T1">ce </text:span>: <text:span text:style-name="T2">Working with files</text:span></text:p>
      <text:p text:style-name="P2"/>
      <text:p text:style-name="Standard">1. List the files in the /bin directory</text:p>
      <text:p text:style-name="Standard"><text:s text:c="3"/>Solution: ls /bin</text:p>
      <text:p text:style-name="Standard"/>
      <text:p text:style-name="Standard"/>
      <text:p text:style-name="Standard">2. Display the type of file of /bin/cat, /etc/passwd and /usr/bin/passwd.</text:p>
      <text:p text:style-name="Standard"><text:s text:c="3"/>Solution: file /bin/cat /etc/passwd /usr/bin/passwd</text:p>
      <text:p text:style-name="Standard"><text:s text:c="3"/></text:p>
      <text:p text:style-name="Standard"><text:s text:c="3"/></text:p>
      <text:p text:style-name="Standard">3. Use files LFS.png dummy.pdf </text:p>
      <text:p text:style-name="Standard">3a.Display the type of file of wolf.jpg and dummy.pdf</text:p>
      <text:p text:style-name="Standard"><text:s text:c="3"/>Solution: file wolf.png dummy.pdf </text:p>
      <text:p text:style-name="Standard">3b.Rename LFS.png to wolf.pdf</text:p>
      <text:p text:style-name="Standard"><text:s text:c="3"/>Solution: mv LFS.png wolf.pdf</text:p>
      <text:p text:style-name="Standard">3c.Display the type of file of wolf.pdf and dummy.pdf.'</text:p>
      <text:p text:style-name="Standard"><text:s text:c="3"/>Solution:file <text:s/>wolf.pdf dummy.pdf</text:p>
      <text:p text:style-name="Standard"><text:s text:c="3"/></text:p>
      <text:p text:style-name="Standard"><text:s text:c="3"/></text:p>
      <text:p text:style-name="Standard">4. Create a directory ~/touched and enter it.</text:p>
      <text:p text:style-name="Standard"><text:s text:c="3"/>Solution: mkdir ~/demo; cd ~/demo</text:p>
      <text:p text:style-name="Standard"/>
      <text:p text:style-name="Standard"/>
      <text:p text:style-name="Standard">5. Create the files today.txt and yesterday.txt in touched.</text:p>
      <text:p text:style-name="Standard"><text:s text:c="3"/>Solution: touch today.txt yesterday.txt</text:p>
      <text:p text:style-name="Standard"><text:s text:c="3"/></text:p>
      <text:p text:style-name="Standard"><text:s text:c="3"/></text:p>
      <text:p text:style-name="Standard">6. Change the date on yesterday.txt to match yesterday's date.</text:p>
      <text:p text:style-name="Standard"><text:s text:c="3"/>Solution: touch -t 202010010855 yesterday.txt</text:p>
      <text:p text:style-name="Standard"/>
      <text:p text:style-name="Standard"><text:s text:c="3"/></text:p>
      <text:p text:style-name="Standard">7. Copy yesterday.txt to copy.yesterday.txt</text:p>
      <text:p text:style-name="Standard"><text:s text:c="3"/>Solution: cp yesterday.txt <text:s/>copy.yesterday.txt</text:p>
      <text:p text:style-name="Standard"><text:s text:c="3"/></text:p>
      <text:p text:style-name="Standard"><text:s text:c="3"/></text:p>
      <text:p text:style-name="Standard">8. Rename copy.yesterday.txt to kim</text:p>
      <text:p text:style-name="Standard"><text:s text:c="3"/>Solution: mv copy.yesterday.txt to kim</text:p>
      <text:p text:style-name="Standard"><text:s text:c="3"/></text:p>
      <text:p text:style-name="Standard">9. Create a directory called ~/testbackup and copy all files from ~/touched into it.</text:p>
      <text:p text:style-name="Standard"><text:s text:c="3"/>Solution: mkdir ~/testbackuo; cp -r ~/touched/* ~/testbackup</text:p>
      <text:p text:style-name="Standard"><text:s text:c="3"/></text:p>
      <text:p text:style-name="Standard">10. Use one command to remove the directory ~/testbackup and all files in it.</text:p>
      <text:p text:style-name="Standard"><text:s text:c="4"/>Solution: rm -rf ~/testbackup</text:p>
      <text:p text:style-name="Standard"><text:s text:c="4"/></text:p>
      <text:p text:style-name="Standard"><text:s text:c="4"/></text:p>
      <text:p text:style-name="Standard">11. Create a directory ~/etcbackup and copy all *.conf files from /etc into it. Did you include all subdirectories of /etc ?</text:p>
      <text:p text:style-name="Standard"><text:s text:c="4"/>Solution: mkdir ~/etcbackup; cp /etc/*.conf ~/etcbackup</text:p>
      <text:p text:style-name="Standard"><text:s text:c="14"/>No subdirectories of /etc are not included into ~/etcbackup because only .conf files are copied to ~/etcbackup</text:p>
      <text:p text:style-name="Standard"><text:s text:c="14"/>To copy all subdirectories from /etc in ~/etcbackup we can use this command</text:p>
      <text:p text:style-name="Standard"><text:s text:c="14"/>cp /etc/* <text:s/>~/etcbackup</text:p>
      <text:p text:style-name="Standard"><text:soft-page-break/><text:s text:c="14"/></text:p>
      <text:p text:style-name="Standard"><text:s text:c="14"/></text:p>
      <text:p text:style-name="Standard">12. Use rename to rename all *.conf files to *.backup .</text:p>
      <text:p text:style-name="Standard"><text:s text:c="4"/>Solution: touch 1.conf 2.conf ; rename 's/conf/backup/' *.co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4:54:57.435656293</meta:creation-date>
    <dc:date>2020-10-03T14:55:54.227862342</dc:date>
    <meta:editing-duration>PT57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2" meta:paragraph-count="48" meta:word-count="249" meta:character-count="1827" meta:non-whitespace-character-count="1450"/>
  </office:meta>
</office:document-meta>
</file>